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<text:s text:c="1"/>EZEKIEL 16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LIGHT (16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ITY (16:6-14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PITY (16:6-14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God and the baby girl (16:6-7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God and the young woman (16:8-14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EZEKIEL 16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PLIGHT (16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PITY (16:6-14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PROSTITUTION (16:15-26, 28-34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PROSTITUTION (16:15-26, 28-34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corruption of this young wife (16:15-25, 30-3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clients of this young wife (16:26, 28-29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The clients of this young wife (16:26, 28-29):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Egypt (16:2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Assyria (16:28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Babylon (16:29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12-tx-Title-and-Text" presentation:presentation-page-layout-name="Master1-PPL12" draw:id="Slide-261">
        <draw:frame draw:id="id93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THE PROSTITUTION (16:15-26, 28-34)<text:s text:c="1"/></text:span><text:span text:style-name="a513" text:class-names=""/></text:p>
          </draw:text-box>
          <svg:title/>
          <svg:desc/>
        </draw:frame>
        <draw:frame draw:id="id94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corruption of this young wife (16:15-25, 30-34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clients of this young wife (16:26, 28-29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7" draw:style-name="a526" draw:master-page-name="Master1-Layout12-tx-Title-and-Text" presentation:presentation-page-layout-name="Master1-PPL12" draw:id="Slide-262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EZEKIEL 16</text:span><text:span text:style-name="a528" text:class-names=""/></text:p>
          </draw:text-box>
          <svg:title/>
          <svg:desc/>
        </draw:frame>
        <draw:frame draw:id="id96" presentation:style-name="a546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PLIGHT (16:1-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PITY (16:6-14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PROSTITUTION (16:15-26, 28-3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PUNISHMENT (16:27, 35-5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8" draw:style-name="a547" draw:master-page-name="Master1-Layout12-tx-Title-and-Text" presentation:presentation-page-layout-name="Master1-PPL12" draw:id="Slide-263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PUNISHMENT (16:27, 35-58)<text:s text:c="1"/></text:span><text:span text:style-name="a549" text:class-names=""/></text:p>
          </draw:text-box>
          <svg:title/>
          <svg:desc/>
        </draw:frame>
        <draw:frame draw:id="id98" presentation:style-name="a570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She will be given over to her enemies (16:2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She will be stripped naked before them (16:37-4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She will be repaid for her sins (16:35-36, 42-5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She will be restored (16:5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She will be ashamed for her sins (16:54-5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9" draw:style-name="a571" draw:master-page-name="Master1-Layout12-tx-Title-and-Text" presentation:presentation-page-layout-name="Master1-PPL12" draw:id="Slide-264">
        <draw:frame draw:id="id99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EZEKIEL 16</text:span><text:span text:style-name="a573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PLIGHT (16:1-5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PITY (16:6-14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PROSTITUTION (16:15-26, 28-3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PUNISHMENT (16:27, 35-5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PARDON (16:59-6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EZEKIEL 16</dc:title>
    <meta:initial-creator>David STRICKLAND</meta:initial-creator>
    <dc:creator>David STRICKLAND</dc:creator>
    <meta:creation-date>2020-02-23T23:12:24Z</meta:creation-date>
    <dc:date>2020-02-23T23:12:24Z</dc:date>
    <meta:template xlink:href="BibleStudy" xlink:type="simple"/>
    <meta:editing-cycles>1</meta:editing-cycles>
    <meta:editing-duration>PT0S</meta:editing-duration>
    <meta:document-statistic meta:paragraph-count="37" meta:word-count="266"/>
  </office:meta>
</office:document-meta>
</file>